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6cm" draw:marker-start-width="0.29cm" draw:marker-end="Arrow" draw:marker-end-width="0.39cm" draw:fill="none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true"/>
    </style:style>
    <style:style style:name="gr6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true" fo:min-height="1.475cm" fo:min-width="4.574cm"/>
    </style:style>
    <style:style style:name="gr7" style:family="graphic" style:parent-style-name="objectwithoutfill">
      <style:graphic-properties draw:stroke="dash" draw:stroke-dash="Fine_20_Dashed" svg:stroke-width="0.07cm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3deb3d" style:font-name="monospace1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Arial1" fo:font-size="36pt" style:font-size-asian="36pt" style:font-size-complex="36pt"/>
    </style:style>
    <style:style style:name="T3" style:family="text">
      <style:text-properties style:font-name="Arial1" fo:font-size="36pt" fo:font-weight="bold" style:letter-kerning="true" style:font-size-asian="36pt" style:font-weight-asian="bold" style:font-name-complex="FreeSans" style:font-size-complex="36pt" style:font-weight-complex="bold"/>
    </style:style>
    <style:style style:name="T4" style:family="text">
      <style:text-properties style:font-name="Arial1" fo:font-size="36pt" style:letter-kerning="true" style:font-size-asian="36pt" style:font-name-complex="FreeSans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3deb3d" style:font-name="monospace1" fo:font-size="18pt" style:letter-kerning="true" style:font-size-asian="18pt" style:font-name-complex="FreeSans" style:font-size-complex="18pt"/>
    </style:style>
    <style:style style:name="T8" style:family="text">
      <style:text-properties fo:color="#3deb3d" style:font-name="monospac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6.3cm" svg:height="9.6cm" svg:x="1.7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7cm" svg:height="6.7cm" svg:x="2cm" svg:y="7.7cm">
          <text:p text:style-name="P1"><text:span text:style-name="T1">CPU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912.2220564094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6.7cm" svg:height="6.7cm" svg:x="21cm" svg:y="7.7cm">
          <text:p text:style-name="P1"><text:span text:style-name="T3">GPU</text:span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912.2220564094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8.7cm" svg:y1="11.05cm" svg:x2="21cm" svg:y2="11.05cm" draw:start-shape="id1" draw:start-glue-point="1" draw:end-shape="id2" draw:end-glue-point="3" svg:d="M8700 11050h12300" svg:viewBox="0 0 12301 1">
          <text:p text:style-name="P1"><text:span text:style-name="T5">Lança a execução de um </text:span><text:span text:style-name="T6">kernel</text:span></text:p>
          <text:p text:style-name="P1"/>
          <text:p text:style-name="P1"/>
        </draw:connector>
        <draw:custom-shape draw:style-name="gr5" draw:text-style-name="P4" xml:id="id3" draw:id="id3" draw:layer="layout" svg:width="5.836cm" svg:height="1.725cm" svg:x="21.433cm" svg:y="11.937cm">
          <text:p text:style-name="P3"><text:span text:style-name="T7">→ </text:span><text:span text:style-name="T7">kernel</text:span><text:span text:style-name="T7"><text:line-break/></text:span><text:span text:style-name="T7"> <text:s/>→ sub-kern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5.074cm" svg:height="1.725cm" svg:x="2.813cm" svg:y="11.638cm">
          <text:p text:style-name="P3"><text:span text:style-name="T8">→ </text:span><text:span text:style-name="T8">tarefa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line-skew="1.638cm" svg:x1="24.351cm" svg:y1="13.662cm" svg:x2="5.35cm" svg:y2="13.363cm" draw:start-shape="id3" draw:start-glue-point="2" draw:end-shape="id4" draw:end-glue-point="2" svg:d="M24351 13662v2137h-19001v-2436" svg:viewBox="0 0 19002 2437">
          <text:p text:style-name="P1"><text:span text:style-name="T6"/></text:p>
          <text:p text:style-name="P1"><text:span text:style-name="T6">callbac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3-12-13T13:04:07.123469374</meta:creation-date>
    <dc:date>2014-06-26T19:45:49.122836945</dc:date>
    <dc:creator>Rogério Aparecido Gonçalves</dc:creator>
    <meta:editing-duration>PT45M29S</meta:editing-duration>
    <meta:editing-cycles>5</meta:editing-cycles>
    <meta:generator>LibreOffice/4.2.5.2$Linux_X86_64 LibreOffice_project/61cb170a04bb1f12e77c884eab9192be736ec5f5</meta:generator>
    <meta:document-statistic meta:object-count="7"/>
  </office:meta>
</office:document-meta>
</file>